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ixedSys" svg:font-family="FixedSy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P1" style:family="paragraph" style:parent-style-name="Standard">
      <style:paragraph-properties fo:margin-left="4.974cm" fo:margin-right="0cm" fo:text-indent="0cm" style:auto-text-indent="false"/>
      <style:text-properties style:font-name="Tahoma" fo:font-size="24pt" style:font-size-asian="24pt" style:font-size-complex="24pt"/>
    </style:style>
    <style:style style:name="P2" style:family="paragraph" style:parent-style-name="Standard">
      <style:text-properties style:font-name="Tahoma" fo:font-style="italic" style:font-style-asian="italic" style:font-style-complex="italic"/>
    </style:style>
    <style:style style:name="P3" style:family="paragraph" style:parent-style-name="Standard">
      <style:text-properties style:font-name="Tahoma"/>
    </style:style>
    <style:style style:name="P4" style:family="paragraph" style:parent-style-name="Standard">
      <style:text-properties style:font-name="Tahoma" fo:font-weight="bold" style:font-weight-asian="bold" style:font-weight-complex="bold"/>
    </style:style>
    <style:style style:name="P5" style:family="paragraph" style:parent-style-name="Standard">
      <style:text-properties style:font-name="Tahoma" fo:font-size="10pt" style:font-size-asian="10pt" style:font-size-complex="10pt"/>
    </style:style>
    <style:style style:name="P6" style:family="paragraph" style:parent-style-name="Standard" style:list-style-name="L1">
      <style:text-properties style:font-name="Tahoma" fo:font-size="10pt" style:font-size-asian="10pt" style:font-size-complex="10pt"/>
    </style:style>
    <style:style style:name="P7" style:family="paragraph" style:parent-style-name="Standard" style:list-style-name="L2">
      <style:text-properties style:font-name="Tahoma" fo:font-size="10pt" style:font-size-asian="10pt" style:font-size-complex="10pt"/>
    </style:style>
    <style:style style:name="P8" style:family="paragraph" style:parent-style-name="Standard" style:list-style-name="L3">
      <style:text-properties style:font-name="Tahoma" fo:font-size="10pt" style:font-size-asian="10pt" style:font-size-complex="10pt"/>
    </style:style>
    <style:style style:name="P9" style:family="paragraph" style:parent-style-name="Standard" style:list-style-name="L3">
      <style:text-properties fo:color="#ff0000" style:font-name="Tahoma" fo:font-size="10pt" style:font-size-asian="10pt" style:font-size-complex="10pt"/>
    </style:style>
    <style:style style:name="P10" style:family="paragraph" style:parent-style-name="Standard" style:list-style-name="L4">
      <style:text-properties style:font-name="Tahoma" fo:font-size="10pt" style:font-size-asian="10pt" style:font-size-complex="10pt"/>
    </style:style>
    <style:style style:name="P11" style:family="paragraph" style:parent-style-name="Standard" style:list-style-name="L5">
      <style:text-properties style:font-name="Tahoma" fo:font-size="10pt" style:font-size-asian="10pt" style:font-size-complex="10pt"/>
    </style:style>
    <style:style style:name="P12" style:family="paragraph" style:parent-style-name="Standard" style:list-style-name="L5">
      <style:text-properties style:font-name="Tahoma" fo:font-size="10pt" fo:language="es" fo:country="ES" style:font-size-asian="10pt" style:font-size-complex="10pt"/>
    </style:style>
    <style:style style:name="P13" style:family="paragraph" style:parent-style-name="Standard">
      <style:text-properties style:font-name="Tahoma" fo:language="es" fo:country="ES" fo:font-weight="bold" style:font-weight-asian="bold" style:font-weight-complex="bold"/>
    </style:style>
    <style:style style:name="P14" style:family="paragraph" style:parent-style-name="Standard" style:list-style-name="L6">
      <style:text-properties style:font-name="Tahoma" fo:font-size="10pt" fo:language="es" fo:country="ES" style:font-size-asian="10pt" style:font-size-complex="10pt"/>
    </style:style>
    <style:style style:name="P15" style:family="paragraph" style:parent-style-name="Standard">
      <style:text-properties style:font-name="Tahoma" fo:language="es" fo:country="ES"/>
    </style:style>
    <style:style style:name="P16" style:family="paragraph" style:parent-style-name="Standard">
      <style:text-properties style:font-name="Tahoma" fo:font-size="10pt" fo:language="es" fo:country="ES" style:font-size-asian="10pt" style:font-size-complex="10pt"/>
    </style:style>
    <style:style style:name="P17" style:family="paragraph" style:parent-style-name="Standard">
      <style:text-properties fo:color="#000000" style:font-name="Tahoma" fo:font-size="10pt" fo:language="es" fo:country="ES" fo:font-weight="normal" style:font-name-asian="FixedSys" style:font-size-asian="10pt" style:font-weight-asian="normal" style:font-name-complex="FixedSys" style:font-size-complex="10pt" style:font-weight-complex="normal"/>
    </style:style>
    <style:style style:name="P18" style:family="paragraph" style:parent-style-name="Standard">
      <style:text-properties fo:color="#000000" style:font-name="Tahoma" fo:font-size="10pt" fo:language="es" fo:country="ES" style:text-underline-style="solid" style:text-underline-width="auto" style:text-underline-color="font-color" fo:font-weight="normal" style:font-name-asian="FixedSys" style:font-size-asian="10pt" style:font-weight-asian="normal" style:font-name-complex="FixedSys" style:font-size-complex="10pt" style:font-weight-complex="normal"/>
    </style:style>
    <style:style style:name="P19" style:family="paragraph" style:parent-style-name="Standard">
      <style:text-properties style:font-name="Tahoma" fo:font-size="12pt" fo:language="es" fo:country="ES" style:font-size-asian="12pt" style:font-size-complex="12pt"/>
    </style:style>
    <style:style style:name="P20" style:family="paragraph" style:parent-style-name="Standard">
      <style:text-properties style:font-name="Tahoma" fo:font-size="10pt" fo:language="es" fo:country="ES" style:text-underline-style="solid" style:text-underline-width="auto" style:text-underline-color="font-color" style:font-size-asian="10pt" style:font-size-complex="10pt"/>
    </style:style>
    <style:style style:name="P21" style:family="paragraph" style:parent-style-name="Standard">
      <style:text-properties style:font-name="Tahoma" fo:font-size="12pt" style:font-size-asian="12pt" style:font-size-complex="12pt"/>
    </style:style>
    <style:style style:name="P22" style:family="paragraph" style:parent-style-name="Standard" style:list-style-name="L7">
      <style:text-properties style:font-name="Tahoma" fo:font-size="10pt" fo:language="es" fo:country="ES" style:font-size-asian="10pt" style:font-size-complex="10pt"/>
    </style:style>
    <style:style style:name="P23" style:family="paragraph" style:parent-style-name="Standard">
      <style:text-properties style:font-name="Tahoma" fo:font-size="10pt" fo:language="es" fo:country="ES" style:text-underline-style="none"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language="es" fo:country="ES"/>
    </style:style>
    <style:style style:name="T6" style:family="text">
      <style:text-properties style:font-name="Tahoma" fo:font-size="10pt" fo:language="es" fo:country="ES" style:font-size-asian="10pt" style:font-size-complex="10pt"/>
    </style:style>
    <style:style style:name="T7" style:family="text">
      <style:text-properties fo:color="#800080" style:font-name="Tahoma" fo:font-size="10pt" fo:language="es" fo:country="ES" fo:font-weight="normal" style:font-name-asian="FixedSys" style:font-size-asian="10pt" style:font-weight-asian="normal" style:font-name-complex="FixedSys" style:font-size-complex="10pt" style:font-weight-complex="normal"/>
    </style:style>
    <style:style style:name="T8" style:family="text">
      <style:text-properties fo:color="#000000" style:font-name="FixedSys" fo:font-size="10pt" fo:language="es" fo:country="ES" style:font-name-asian="FixedSys" style:font-size-asian="10pt" style:font-name-complex="FixedSys" style:font-size-complex="10pt"/>
    </style:style>
    <style:style style:name="T9" style:family="text">
      <style:text-properties fo:color="#000000" style:font-name="Tahoma" fo:font-size="10pt" fo:language="es" fo:country="ES" style:font-name-asian="FixedSys" style:font-size-asian="10pt" style:font-name-complex="FixedSys" style:font-size-complex="10pt"/>
    </style:style>
    <style:style style:name="T10" style:family="text">
      <style:text-properties fo:color="#000000" style:font-name="Tahoma" fo:font-size="10pt" fo:language="es" fo:country="ES" fo:font-weight="normal" style:font-name-asian="FixedSys" style:font-size-asian="10pt" style:font-weight-asian="normal" style:font-name-complex="FixedSys" style:font-size-complex="10pt" style:font-weight-complex="normal"/>
    </style:style>
    <style:style style:name="T11" style:family="text">
      <style:text-properties style:font-name="Tahoma" fo:font-size="10pt" style:font-size-asian="10pt" style:font-size-complex="10pt"/>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9cm" text:min-label-width="0.635cm"/>
        <style:text-properties style:font-name="StarSymbol"/>
      </text:list-level-style-bullet>
      <text:list-level-style-bullet text:level="3" text:style-name="Bullet_20_Symbols" style:num-suffix="." text:bullet-char="–">
        <style:list-level-properties text:space-before="2.558cm" text:min-label-width="0.635cm"/>
        <style:text-properties style:font-name="StarSymbol"/>
      </text:list-level-style-bullet>
      <text:list-level-style-bullet text:level="4" text:style-name="Bullet_20_Symbols" style:num-suffix="." text:bullet-char="–">
        <style:list-level-properties text:space-before="3.836cm" text:min-label-width="0.635cm"/>
        <style:text-properties style:font-name="StarSymbol"/>
      </text:list-level-style-bullet>
      <text:list-level-style-bullet text:level="5" text:style-name="Bullet_20_Symbols" style:num-suffix="." text:bullet-char="–">
        <style:list-level-properties text:space-before="5.115cm" text:min-label-width="0.635cm"/>
        <style:text-properties style:font-name="StarSymbol"/>
      </text:list-level-style-bullet>
      <text:list-level-style-bullet text:level="6" text:style-name="Bullet_20_Symbols" style:num-suffix="." text:bullet-char="–">
        <style:list-level-properties text:space-before="6.394cm" text:min-label-width="0.635cm"/>
        <style:text-properties style:font-name="StarSymbol"/>
      </text:list-level-style-bullet>
      <text:list-level-style-bullet text:level="7" text:style-name="Bullet_20_Symbols" style:num-suffix="." text:bullet-char="–">
        <style:list-level-properties text:space-before="7.673cm" text:min-label-width="0.635cm"/>
        <style:text-properties style:font-name="StarSymbol"/>
      </text:list-level-style-bullet>
      <text:list-level-style-bullet text:level="8" text:style-name="Bullet_20_Symbols" style:num-suffix="." text:bullet-char="–">
        <style:list-level-properties text:space-before="8.952cm" text:min-label-width="0.635cm"/>
        <style:text-properties style:font-name="StarSymbol"/>
      </text:list-level-style-bullet>
      <text:list-level-style-bullet text:level="9" text:style-name="Bullet_20_Symbols" style:num-suffix="." text:bullet-char="–">
        <style:list-level-properties text:space-before="10.231cm" text:min-label-width="0.635cm"/>
        <style:text-properties style:font-name="StarSymbol"/>
      </text:list-level-style-bullet>
      <text:list-level-style-bullet text:level="10" text:style-name="Bullet_20_Symbols" style:num-suffix="." text:bullet-char="–">
        <style:list-level-properties text:space-before="11.509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AdaStegano v0.2</text:p>
      <text:p text:style-name="P1"><text:tab/> <text:s/><text:span text:style-name="T1">E</text:span><text:span text:style-name="T2">steganografía</text:span><text:span text:style-name="T3"> en </text:span><text:span text:style-name="T4">A</text:span><text:span text:style-name="T3">da95 </text:span></text:p>
      <text:p text:style-name="P1"/>
      <text:p text:style-name="P1"/>
      <text:p text:style-name="Standard"/>
      <text:p text:style-name="Standard"/>
      <text:p text:style-name="P2">Documen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4">1- Objetivos </text:p>
      <text:p text:style-name="P3"/>
      <text:p text:style-name="P5"/>
      <text:list text:style-name="L1">
        <text:list-item>
          <text:list>
            <text:list-item>
              <text:p text:style-name="P6">Ocultar archivos binarios en imágenes BMP de 24 bits sin compresión. Límite: 1 archivo por imagen.</text:p>
            </text:list-item>
            <text:list-item>
              <text:p text:style-name="P6">Cifrar los datos con uno de los dos métodos de encriptación siguientes:</text:p>
              <text:list>
                <text:list-item>
                  <text:p text:style-name="P6">César</text:p>
                </text:list-item>
                <text:list-item>
                  <text:p text:style-name="P6">Serpent (una versión candidata del AES).</text:p>
                </text:list-item>
              </text:list>
            </text:list-item>
          </text:list>
        </text:list-item>
      </text:list>
      <text:p text:style-name="P3"/>
      <text:p text:style-name="P4">1.1 – Historial</text:p>
      <text:p text:style-name="P4"/>
      <text:list text:style-name="L2">
        <text:list-item>
          <text:list>
            <text:list-item>
              <text:p text:style-name="P7">v0.2 - 9/92005</text:p>
            </text:list-item>
          </text:list>
        </text:list-item>
      </text:list>
      <text:list text:style-name="L3">
        <text:list-item>
          <text:list>
            <text:list-item>
              <text:list>
                <text:list-item>
                  <text:p text:style-name="P8">Mejorado el cifrado Serpent: mucho más seguro y rápido.</text:p>
                </text:list-item>
                <text:list-item>
                  <text:p text:style-name="P8">Mejoras en el código de AdaStegano: todos los textos están en un paquete, muy útil para su traducción.</text:p>
                </text:list-item>
                <text:list-item>
                  <text:p text:style-name="P9">Nota: dados los cambios, los archivos cifrados con Serpent son incompatibles con la versión 0.1!</text:p>
                </text:list-item>
              </text:list>
            </text:list-item>
          </text:list>
        </text:list-item>
      </text:list>
      <text:p text:style-name="P4"/>
      <text:list text:style-name="L4">
        <text:list-item>
          <text:list>
            <text:list-item>
              <text:p text:style-name="P10">v0.1 - 21/8/2005</text:p>
            </text:list-item>
          </text:list>
        </text:list-item>
      </text:list>
      <text:p text:style-name="P5"><text:tab/><text:tab/>¡Primera versión!</text:p>
      <text:p text:style-name="P5"/>
      <text:p text:style-name="P4">2- Diseño v0.1</text:p>
      <text:p text:style-name="P3"/>
      <text:p text:style-name="P4">Cifrado</text:p>
      <text:list text:style-name="L5">
        <text:list-item>
          <text:list>
            <text:list-item>
              <text:list>
                <text:list-item>
                  <text:p text:style-name="P11">Identificar el archivo a cifrar y el archivo donde se ocultará.</text:p>
                </text:list-item>
                <text:list-item>
                  <text:p text:style-name="P11">Obtener la clave de cifrado y el método de cifrado.</text:p>
                </text:list-item>
                <text:list-item>
                  <text:p text:style-name="P11">Comprobar que el archivo des<text:span text:style-name="T5">tino</text:span> es un tipo compatible (en este caso una imagen BMP de 24 bits sin com<text:span text:style-name="T5">presión). </text:span></text:p>
                </text:list-item>
                <text:list-item>
                  <text:p text:style-name="P12">Comprobar que el archivo destino tiene espacio suficiente para almacenar la información cifrada.</text:p>
                </text:list-item>
                <text:list-item>
                  <text:p text:style-name="P12">Calcular el orden de la secuencia de posiciones donde se ocultará la información a partir de una semilla formada por la clave dada.</text:p>
                </text:list-item>
                <text:list-item>
                  <text:p text:style-name="P12">Leer los bytes del archivo origen, cifrandolos con el método seleccionado y escribiendolos en el archivo destino en el orden calculado anteriormente.</text:p>
                  <text:p text:style-name="P12"/>
                </text:list-item>
              </text:list>
            </text:list-item>
          </text:list>
        </text:list-item>
      </text:list>
      <text:p text:style-name="P13">Descifrado</text:p>
      <text:list text:style-name="L6">
        <text:list-item>
          <text:list>
            <text:list-item>
              <text:list>
                <text:list-item>
                  <text:p text:style-name="P14">Identificar el archivo donde está ocultada la información</text:p>
                </text:list-item>
                <text:list-item>
                  <text:p text:style-name="P14">Obtener la clave de descifrado y el método de cifrado.</text:p>
                </text:list-item>
                <text:list-item>
                  <text:p text:style-name="P14">Comprobar que el archivo dado es un tipo compatible (en este caso una imagen BMP de 24 bits sin compresión). </text:p>
                </text:list-item>
                <text:list-item>
                  <text:p text:style-name="P14">Calcular el orden de la secuencia de posiciones donde se ocultará la información a partir de una semilla formada por la clave dada.</text:p>
                </text:list-item>
                <text:list-item>
                  <text:p text:style-name="P14">Leer los bytes del archivo dado en el orden calculado anteriormente, descifrarlos y escribirlos en un archivo nuevo. Si hay incoherencias, el archivo no contiene información o ésta está corrupta.</text:p>
                </text:list-item>
              </text:list>
            </text:list-item>
          </text:list>
        </text:list-item>
      </text:list>
      <text:p text:style-name="P5"/>
      <text:p text:style-name="P3"/>
      <text:p text:style-name="P3"><text:s text:c="2"/>2.1– Generación de<text:span text:style-name="T5"> una semilla a partir de la clave</text:span></text:p>
      <text:p text:style-name="P15"/>
      <text:p text:style-name="P16">El objetivo es crear un número entero a partir de la clave dada, para ser usada en la generación de la clave pseudoaleatoria.</text:p>
      <text:p text:style-name="P16">Se aplicará un sencillo algoritmo que consiste en ir multiplicando el valor numérico (posición en la tabla ASCII) de cada carácter por el siguiente. Para aprovechar los números negativos, a ese valor numérico le restaremos 100 - <text:s/>de esta forma los números, mayúsculas, los carácteres 'a', 'b', y 'c' y cualquier carácter con una posición en la tabla ASCII menor de 100 serán negativos, mientras que los demás positivos.</text:p>
      <text:p text:style-name="Standard"><text:span text:style-name="T6">Dado que los enteros están limitados a -2^31 a 2^31 aproximadamente, cuando el número generado se aproxime a </text:span><text:span text:style-name="T7">13854000</text:span><text:span text:style-name="T8"> </text:span><text:span text:style-name="T9">lo reduciremos con una operación de módulo (ya que </text:span><text:span text:style-name="T10">13854000*155 (el mayor valor que puede tener el valor numérico de un carácter – 100) es ligeramente menor que 2^31, límite del que si se sobrepasa dará un error de overflow) y continuaremos con la operación.</text:span></text:p>
      <text:p text:style-name="P17">Este método de generación no es tampoco el más efectivo posible, ya que reduce considerablemente los valores posibles a unos 28 millones en vez de los 4000 millones que se podrían conseguir. </text:p>
      <text:p text:style-name="P18">Queda pendiente por mejorar una implementación más efectiva de esta tarea.</text:p>
      <text:p text:style-name="P15"/>
      <text:p text:style-name="P15"/>
      <text:p text:style-name="P15"/>
      <text:p text:style-name="P15"/>
      <text:p text:style-name="P15"/>
      <text:p text:style-name="P15"/>
      <text:p text:style-name="P3"><text:s text:c="2"/>2.2– Generación del orden de pos<text:span text:style-name="T5">iciones</text:span></text:p>
      <text:p text:style-name="P15"/>
      <text:p text:style-name="P19"/>
      <text:p text:style-name="P16">Para generar el orden de los bits a ocultar, se usarán generadores de números pseudoaleatorios creados a partir de una semilla.</text:p>
      <text:p text:style-name="P16">Crearemos un TAD para crear este paso, con las diferentes operaciones para conocer el orden en que escribiremos los bits. </text:p>
      <text:p text:style-name="P16"/>
      <text:p text:style-name="Standard"><text:span text:style-name="T6">Una primera implementación es usar </text:span><text:span text:style-name="T11">Numerics.Discrete_Random, tomando com</text:span><text:span text:style-name="T6">o rango el tamaño del archivo donde ocultaremos la información.</text:span></text:p>
      <text:p text:style-name="P16"/>
      <text:p text:style-name="P16">Un primer método sería ir sacando los números a partir de la semilla, y guardarlos en un array, inicializado a 0.</text:p>
      <text:p text:style-name="P16">Por ejemplo si tenemos que el archivo puede ocultar 5 bits, 0-0-0-0-0 empezaríamos a generar los números, por ejemplo 4,1,2,5,4,2,3. Entonces el primer bit sería el 4º, el segundo el 1º, el tercero el 2º, de esta forma (los 3 primeros bits): 2-3-0-1-0. Así el primer bit de información se ocultaría en el archivo, escribiendolo en el bit número 2. El segundo bit de información se ocultaría en el bit núemro 3, y sucesivamente.</text:p>
      <text:p text:style-name="P16">Si se repite (por ejemplo, <text:s/>4,1,2,5,4,2,3 el cuatro y el dos se repiten) un número (lo sabremos porque en el array esa posición no tendrá un 0), simplemente se ignora y se continua. Esto hace que los primeros números generados se asignen rapidamente, pero cuando queden pocos por completar, haya que generar muchos números hasta dar con el que falta.</text:p>
      <text:p text:style-name="P16">Por ejemplo, si se pueden ocultar 100.000 bits, los primeros se asignan rápidamente, pero cuando solo queda un bit a asignar, habrá una posibilidad entre 100.000 de que el número generado sea el que falta. Por tanto la eficiencia de este método es n! en el peor de los casos, lo que lo hace impracticable.</text:p>
      <text:p text:style-name="P16"/>
      <text:p text:style-name="P16">Sin embargo, podemos aplicar este método a la mitad de las posiciones. De esta forma habrá 1 posibilidad entre 2 como máximo de que la posición generada esté ya asignada. El resto de las posiciones se asignarían secuencialmente, siendo suficiente para garantizar su ilegibilidad (no se sabe que posiciones son secuenciales y cuales aleatorias). De esta forma en el peor de los casos la eficiencia sería (n/2)!+n/2. Sin embargo sería difícil alcanzar este caso: los números generados tienen una probabilidad máxima de ½ de estar repetidos, por lo que la eficiencia factorial no siempre se alcanzará.</text:p>
      <text:p text:style-name="P16"/>
      <text:p text:style-name="P16">Visto lo anterior, debemos tener en cuenta que esta primera implementación usando un array no es eficiente, no solo por el tiempo de ejecución, sino porque necesita de un tamaño enorme de memoria para almacenar el array.</text:p>
      <text:p text:style-name="P5">En las pruebas, cuando n es mayor de 6 millones (teniendo en cuenta que son bits, no es mucho) el tiempo de ejecución de la ope<text:span text:style-name="T5">ración “generador” en un AMD 2100 @ 1700Mhz con 1 Gb de RAM DDR 333mhz fue de unos 2 segundos, ocupando el proceso 24Mb en memoria. Sin embargo, con n= 50 millones el tiempo el tiempo llegó a ser de 30 segundos, ocupando el proceso 190Mb. Para n=100 millones, el heap se llenaba y se abortaba la ejecución. </text:span></text:p>
      <text:p text:style-name="P16">Para hacernos una idea, 5,76 millones de bits corresponden a una imagen BMP de 24 bits por pixel de 1600x1200.</text:p>
      <text:p text:style-name="P20">Queda pendiente por mejorar una implementación más eficiente de esta tarea.</text:p>
      <text:p text:style-name="P19"/>
      <text:p text:style-name="P16">Consideración respecto a la seguridad: las claves pseudoaleatorias de profundidad k son inseguras si se conocen 2k elementos (más referencias, J. Boyar y H. Krawczyk). En la imagen esta información no se puede sacar, ya que estará mezclada. El que la mitad de los datos estén organizados de forma secuencial puede plantear un problema, aunque se debería examinar más a fondo.</text:p>
      <text:p text:style-name="P16">Por seguridad, una vez usada la estructura donde hemos almacenado las posiciones, se deberá de <text:span text:style-name="T12">borrar</text:span> para evitar que queden rastros en la memoria.</text:p>
      <text:p text:style-name="P21"/>
      <text:p text:style-name="P21"/>
      <text:p text:style-name="P21"/>
      <text:p text:style-name="P3"/>
      <text:p text:style-name="P3"/>
      <text:p text:style-name="P3"/>
      <text:p text:style-name="P3"/>
      <text:p text:style-name="P3"><text:s text:c="2"/>2.3– Cifrado César</text:p>
      <text:p text:style-name="P15"/>
      <text:p text:style-name="P19"/>
      <text:p text:style-name="P16">El proceso para cifrar los datos con un sistema que llamaremos César será el siguiente:</text:p>
      <text:p text:style-name="P16"/>
      <text:list text:style-name="L7">
        <text:list-item>
          <text:p text:style-name="P22">Obtención de la secuencia de posiciones (primer nivel de seguridad: descubrir este orden)</text:p>
        </text:list-item>
        <text:list-item>
          <text:p text:style-name="P22">Hacer un xor byte a byte del archivo a ocultar con los bytes de la contraseña (segundo nivel de seguridad, un sencillo sistema y bastante efectivo)</text:p>
        </text:list-item>
        <text:list-item>
          <text:p text:style-name="P22">Aplicar un método césar byte a byte del archivo a ocultar con la posición en la tabla ASCII de los carácteres de la contraseña (tercer nivel de seguridad, el más “flojo” y que da nombre al método).</text:p>
        </text:list-item>
      </text:list>
      <text:p text:style-name="P16"/>
      <text:p text:style-name="P16">Simplemente lo denominamos César para distinguirlo del otro tipo de cifrado que usa AdaStegano (aunque el que denominamos “Cesar” en realidad se compone de 3 métodos, uno de ellos el César “auténtico”...).</text:p>
      <text:p text:style-name="P16">El primer “nivel de seguridad” es el más efectivo de los 3. Sin embargo, al combinar los tres métodos (generación de posiciones pseudoaleatorias, xor y cesar) se consigue un resultado muy rápido y bastante efectivo, siendo suficiente para la mayoría de archivos.</text:p>
      <text:p text:style-name="P16">Por supuesto, los 3 niveles tienen en común la contraseña: si la contraseña cae mediante ingenieria social (por ejemplo), o se adivina, todo se va al garete. Lección: nunca useis vuestro apellido como contraseña :P mejor si la clave es aleatoria (o mirais al techo y golpeais unas cuantas veces el teclado ;), usais mayúsculas, números, y otros carácteres (puntos, espacios, etc).</text:p>
      <text:p text:style-name="P16">Esto ya depende del usuario, aunque (espero) que una persona que use esteganografía sepa un poco del tema y no ponga una contraseña fácil de descubrir...</text:p>
      <text:p text:style-name="P16">Este método se ha puesto principalmente como ejemplo <text:span text:style-name="T12">didáctico</text:span>; se recomienda encarecidamente usar el método Serpent para una mayor seguridad.</text:p>
      <text:p text:style-name="P3"/>
      <text:p text:style-name="P3"/>
      <text:p text:style-name="P3"><text:s text:c="2"/>2.4– Cifrado Serpent</text:p>
      <text:p text:style-name="P15"/>
      <text:p text:style-name="P19"/>
      <text:p text:style-name="P16">El proceso para cifrar los datos con un sistema Serpent será el siguiente:</text:p>
      <text:p text:style-name="P16"/>
      <text:list text:style-name="L7">
        <text:list-item>
          <text:p text:style-name="P22">Obtención de la secuencia de posiciones (primer nivel de seguridad: descubrir este orden)</text:p>
        </text:list-item>
        <text:list-item>
          <text:p text:style-name="P22">Aplicar un método Serpent a cada conjunto de 16 bytes con una contraseña (segundo nivel de seguridad, el más “fuerte” y que da nombre al método).</text:p>
        </text:list-item>
      </text:list>
      <text:p text:style-name="P16"/>
      <text:p text:style-name="P16">El cifrado Serpent fue creado por Ross Anderson, Eli Biham and Lars Knudson como versión candidata AES.</text:p>
      <text:p text:style-name="P16">En palabras suyas, es más rápido que DES y más fuerte que el Triple DES.</text:p>
      <text:p text:style-name="P16">Se usa una implementación de Serpent hecha por Gisle Sælensminde y aún más optimizada.</text:p>
      <text:p text:style-name="P16"/>
      <text:p text:style-name="P16">Para simplificar, se ha usado los métodos de ejemplo: dado un string de 16 carácteres y una clave de 16 carácteres, se obtiene un string de 16 carácteres cifrados. </text:p>
      <text:p text:style-name="P23">Este método es mucho más seguro que el César, y casi tan rápido.</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ixedSys" svg:font-family="FixedSys"/>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8$Win32 OpenOffice.org_project/680m118$Build-8936</meta:generator>
    <meta:creation-date>2005-07-02T16:58:57</meta:creation-date>
    <dc:creator>Andres Soliño</dc:creator>
    <dc:date>2005-09-09T21:50:20</dc:date>
    <dc:language>es-ES</dc:language>
    <meta:editing-cycles>20</meta:editing-cycles>
    <meta:editing-duration>PT2H36M25S</meta:editing-duration>
    <meta:user-defined meta:name="Info 1"/>
    <meta:user-defined meta:name="Info 2"/>
    <meta:user-defined meta:name="Info 3"/>
    <meta:user-defined meta:name="Info 4"/>
    <meta:document-statistic meta:table-count="0" meta:image-count="0" meta:object-count="0" meta:page-count="4" meta:paragraph-count="69" meta:word-count="1538" meta:character-count="9096"/>
  </office:meta>
</office:document-meta>
</file>